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b675"/>
    </style:style>
    <style:style style:name="P2" style:family="paragraph" style:parent-style-name="Standard">
      <style:text-properties fo:font-weight="bold" officeooo:rsid="001cd0a9" officeooo:paragraph-rsid="001cd0a9" style:font-weight-asian="bold" style:font-weight-complex="bold"/>
    </style:style>
    <style:style style:name="P3" style:family="paragraph" style:parent-style-name="Standard">
      <style:text-properties officeooo:paragraph-rsid="0015b675"/>
    </style:style>
    <style:style style:name="T1" style:family="text">
      <style:text-properties officeooo:rsid="001cea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1">3-D Multi-</text:span>Sorting</text:p>
      <text:p text:style-name="P1"/>
      <text:p text:style-name="P1"/>
      <text:p text:style-name="P1">#include&lt;iostream&gt;</text:p>
      <text:p text:style-name="P1">using namespace std;</text:p>
      <text:p text:style-name="P1">void sort(int arr[],int n){</text:p>
      <text:p text:style-name="P1"><text:s text:c="4"/>int temp=0,i=0,j;</text:p>
      <text:p text:style-name="P1"><text:s text:c="3"/>while(i&lt;n){</text:p>
      <text:p text:style-name="P1"><text:s text:c="7"/>j=i+1;</text:p>
      <text:p text:style-name="P1"><text:s text:c="7"/>while(j&lt;n){</text:p>
      <text:p text:style-name="P1"><text:s text:c="11"/>if(arr[i]&gt;arr[j]){</text:p>
      <text:p text:style-name="P1"><text:s text:c="16"/>temp = arr[i];</text:p>
      <text:p text:style-name="P1"><text:s text:c="16"/>arr[i] = arr[j];</text:p>
      <text:p text:style-name="P1"><text:s text:c="16"/>arr[j] = temp;</text:p>
      <text:p text:style-name="P1"><text:s text:c="11"/>}</text:p>
      <text:p text:style-name="P1"><text:s text:c="11"/>j++;</text:p>
      <text:p text:style-name="P1"><text:s text:c="7"/>}</text:p>
      <text:p text:style-name="P1"><text:s text:c="7"/>i++;</text:p>
      <text:p text:style-name="P1"><text:s text:c="3"/>}</text:p>
      <text:p text:style-name="P1">}</text:p>
      <text:p text:style-name="P1">int main(){</text:p>
      <text:p text:style-name="P1"><text:tab/></text:p>
      <text:p text:style-name="P1"><text:tab/> int a[100][100][100],i,j,k;</text:p>
      <text:p text:style-name="P1"><text:tab/></text:p>
      <text:p text:style-name="P1"><text:tab/>int m,n,p;</text:p>
      <text:p text:style-name="P1"><text:tab/>cout&lt;&lt;"Enter the values of m, n ,p : ";</text:p>
      <text:p text:style-name="P1"><text:tab/>cin&gt;&gt;m&gt;&gt;n&gt;&gt;p;</text:p>
      <text:p text:style-name="P1"><text:tab/>int all[m*n*p];</text:p>
      <text:p text:style-name="P1"><text:tab/>int l=0;</text:p>
      <text:p text:style-name="P1"><text:tab/>cout&lt;&lt;"Enter The values of arrray "&lt;&lt;endl;</text:p>
      <text:p text:style-name="P1"><text:tab/>for(i=0;i&lt;m;i++){</text:p>
      <text:p text:style-name="P1"><text:tab/><text:tab/>for(j=0;j&lt;n;j++){</text:p>
      <text:p text:style-name="P1"><text:tab/><text:tab/> <text:s text:c="3"/>for(k=0;k&lt;p;k++){</text:p>
      <text:p text:style-name="P1"><text:tab/><text:tab/><text:tab/>cin&gt;&gt;a[i][j][k];</text:p>
      <text:p text:style-name="P1"><text:tab/><text:tab/><text:tab/>all[l] = a[i][j][k];</text:p>
      <text:p text:style-name="P1"><text:tab/><text:tab/><text:tab/>l++;</text:p>
      <text:p text:style-name="P1"><text:tab/><text:tab/>}</text:p>
      <text:p text:style-name="P1"><text:tab/>}</text:p>
      <text:p text:style-name="P1"><text:s/>}</text:p>
      <text:p text:style-name="P1"><text:tab/>sort(all,m*n*p);</text:p>
      <text:p text:style-name="P1"><text:tab/>cout&lt;&lt;"The sorted 3-d array is ";</text:p>
      <text:p text:style-name="P1"><text:s text:c="4"/>for(int i=0;i&lt;m*n*p;i++){</text:p>
      <text:p text:style-name="P1"><text:tab/> <text:s text:c="3"/>cout&lt;&lt;all[i]&lt;&lt;" ";</text:p>
      <text:p text:style-name="P1"><text:tab/> <text:s text:c="3"/></text:p>
      <text:p text:style-name="P1"><text:tab/>}</text:p>
      <text:p text:style-name="P1"><text:tab/>cout&lt;&lt;endl;</text:p>
      <text:p text:style-name="P1"><text:tab/> l=0;</text:p>
      <text:p text:style-name="P1"><text:tab/> cout&lt;&lt;"The sorted 3-d array matrix is "&lt;&lt;endl;</text:p>
      <text:p text:style-name="P1"><text:tab/>for(i=0;i&lt;m;i++){</text:p>
      <text:p text:style-name="P1"><text:tab/><text:tab/>for(j=0;j&lt;n;j++){</text:p>
      <text:p text:style-name="P1"><text:tab/><text:tab/> <text:s text:c="3"/>for(k=0;k&lt;p;k++){</text:p>
      <text:p text:style-name="P1"><text:tab/><text:tab/> <text:s text:c="5"/>a[i][j][k]=all[l]; <text:s text:c="2"/></text:p>
      <text:p text:style-name="P1"><text:soft-page-break/><text:tab/><text:tab/><text:tab/>cout&lt;&lt;a[i][j][k]&lt;&lt;" ";</text:p>
      <text:p text:style-name="P1"><text:tab/><text:tab/><text:tab/>l++;</text:p>
      <text:p text:style-name="P1"><text:tab/><text:tab/>}</text:p>
      <text:p text:style-name="P1"><text:tab/>}</text:p>
      <text:p text:style-name="P1"><text:tab/>cout&lt;&lt;endl;</text:p>
      <text:p text:style-name="P1"><text:s/>}</text:p>
      <text:p text:style-name="P1"><text:tab/></text:p>
      <text:p text:style-name="P1"><text:tab/>return 0;</text:p>
      <text:p text:style-name="P1"><text:tab/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7-05T13:37:28.935403348</dc:date>
    <meta:editing-duration>PT6H32M33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59" meta:word-count="103" meta:character-count="941" meta:non-whitespace-character-count="685"/>
  </office:meta>
</office:document-meta>
</file>